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Heading_20_4">
      <style:text-properties fo:language="ru" fo:country="RU"/>
    </style:style>
    <style:style style:name="P3" style:family="paragraph" style:parent-style-name="Heading_20_2">
      <style:text-properties fo:language="ru" fo:country="RU"/>
    </style:style>
    <style:style style:name="P4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Запуск из командной строки (бета-версия)</text:h>
      <text:section text:style-name="Sect1" text:name="t000003">
        <text:p text:style-name="P1">Этот раздел содержит сценарии запуска <text:span text:style-name="T3">EDT</text:span> из командной строки.</text:p>
        <text:h text:style-name="P4" text:outline-level="3">Сопутствующая информация</text:h>
        <text:h text:style-name="P2" text:outline-level="4">Концепции</text:h>
        <text:p text:style-name="Text_20_body">‣ <text:a xlink:type="simple" xlink:href="https://its.1c.ru/db/content/edtdoc/src/t000002.html?_=1542292896#t000002" text:style-name="Internet_20_link" text:visited-style-name="Visited_20_Internet_20_Link"><text:span text:style-name="T1">Интерфейс командной строки</text:span></text:a></text:p>
        <text:h text:style-name="P2" text:outline-level="4">Сценарии работы</text:h>
        <text:p text:style-name="Text_20_body">‣ <text:a xlink:type="simple" xlink:href="https://its.1c.ru/db/content/edtdoc/src/t000004.html?_=1542292896#t000004" text:style-name="Internet_20_link" text:visited-style-name="Visited_20_Internet_20_Link"><text:span text:style-name="T1">Проверка проекта</text:span></text:a></text:p>
        <text:p text:style-name="Text_20_body">‣ <text:a xlink:type="simple" xlink:href="https://its.1c.ru/db/content/edtdoc/src/t000005.html?_=1542292896#t000005" text:style-name="Internet_20_link" text:visited-style-name="Visited_20_Internet_20_Link"><text:span text:style-name="T1">Получение списка поддерживаемых версий платформы</text:span></text:a></text:p>
        <text:p text:style-name="Text_20_body">‣ <text:a xlink:type="simple" xlink:href="https://its.1c.ru/db/content/edtdoc/src/t000006.html?_=1542292896#t000006" text:style-name="Internet_20_link" text:visited-style-name="Visited_20_Internet_20_Link"><text:span text:style-name="T1">Конвертация xml-выгрузки конфигурации в файловое представление </text:span></text:a><text:a xlink:type="simple" xlink:href="https://its.1c.ru/db/content/edtdoc/src/t000006.html?_=1542292896#t000006" text:style-name="Internet_20_link" text:visited-style-name="Visited_20_Internet_20_Link"><text:span text:style-name="T2">EDT</text:span></text:a></text:p>
        <text:p text:style-name="Text_20_body">‣ <text:a xlink:type="simple" xlink:href="https://its.1c.ru/db/content/edtdoc/src/t000007.html?_=1542292896#t000007" text:style-name="Internet_20_link" text:visited-style-name="Visited_20_Internet_20_Link"><text:span text:style-name="T1">Конвертация проекта из файлового представления </text:span></text:a><text:a xlink:type="simple" xlink:href="https://its.1c.ru/db/content/edtdoc/src/t000007.html?_=1542292896#t000007" text:style-name="Internet_20_link" text:visited-style-name="Visited_20_Internet_20_Link"><text:span text:style-name="T2">EDT</text:span></text:a><text:a xlink:type="simple" xlink:href="https://its.1c.ru/db/content/edtdoc/src/t000007.html?_=1542292896#t000007" text:style-name="Internet_20_link" text:visited-style-name="Visited_20_Internet_20_Link"><text:span text:style-name="T1"> в xml-выгрузку конфигурации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32:02.841986612</dc:date>
    <meta:editing-duration>PT7H13M24S</meta:editing-duration>
    <meta:editing-cycles>126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50" meta:character-count="394" meta:non-whitespace-character-count="354"/>
  </office:meta>
</office:document-meta>
</file>